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paragraph-rsid="00001024"/>
    </style:style>
    <style:style style:name="P2" style:family="paragraph" style:parent-style-name="Standard">
      <style:text-properties style:font-name="Courier New" officeooo:rsid="00001024" officeooo:paragraph-rsid="00001024"/>
    </style:style>
    <style:style style:name="P3" style:family="paragraph" style:parent-style-name="Standard">
      <style:text-properties style:text-line-through-style="solid" style:text-line-through-type="single" style:font-name="Courier New" officeooo:rsid="00001024" officeooo:paragraph-rsid="00001024" fo:background-color="transparent"/>
    </style:style>
    <style:style style:name="P4" style:family="paragraph" style:parent-style-name="Standard">
      <style:text-properties style:text-line-through-style="none" style:text-line-through-type="none" style:font-name="Courier New" officeooo:rsid="00001024" officeooo:paragraph-rsid="00001024" fo:background-color="#dddddd"/>
    </style:style>
    <style:style style:name="P5" style:family="paragraph" style:parent-style-name="Standard">
      <style:text-properties style:text-line-through-style="none" style:text-line-through-type="none" style:font-name="Courier New" fo:font-style="italic" officeooo:rsid="00001024" officeooo:paragraph-rsid="00001024" fo:background-color="transparent" style:font-style-asian="italic" style:font-style-complex="italic"/>
    </style:style>
    <style:style style:name="P6" style:family="paragraph" style:parent-style-name="Standard">
      <style:text-properties style:text-line-through-style="none" style:text-line-through-type="none" style:font-name="Courier New" fo:font-style="normal" officeooo:rsid="00001024" officeooo:paragraph-rsid="00001024" fo:background-color="transparent" style:font-style-asian="normal" style:font-style-complex="normal"/>
    </style:style>
    <style:style style:name="P7" style:family="paragraph" style:parent-style-name="Standard">
      <style:text-properties officeooo:paragraph-rsid="00001024"/>
    </style:style>
    <style:style style:name="P8" style:family="paragraph" style:parent-style-name="Standard">
      <style:text-properties officeooo:paragraph-rsid="00052c71"/>
    </style:style>
    <style:style style:name="P9" style:family="paragraph" style:parent-style-name="Standard">
      <style:paragraph-properties fo:break-before="page"/>
      <style:text-properties style:font-name="Courier New" officeooo:rsid="00001024" officeooo:paragraph-rsid="00001024"/>
    </style:style>
    <style:style style:name="P10" style:family="paragraph" style:parent-style-name="Standard">
      <style:paragraph-properties fo:break-before="page"/>
      <style:text-properties style:text-line-through-style="none" style:text-line-through-type="none" style:font-name="Courier New" fo:font-style="normal" officeooo:rsid="00001024" officeooo:paragraph-rsid="00001024" fo:background-color="transparent" style:font-style-asian="normal" style:font-style-complex="normal"/>
    </style:style>
    <style:style style:name="P11" style:family="paragraph" style:parent-style-name="Standard">
      <style:paragraph-properties fo:break-before="page"/>
      <style:text-properties style:text-line-through-style="none" style:text-line-through-type="none" style:font-name="Courier New" fo:font-style="normal" officeooo:rsid="00052c71" officeooo:paragraph-rsid="00052c71" fo:background-color="transparent" style:font-style-asian="normal" style:font-style-complex="normal"/>
    </style:style>
    <style:style style:name="T1" style:family="text">
      <style:text-properties officeooo:rsid="00017d31"/>
    </style:style>
    <style:style style:name="T2" style:family="text">
      <style:text-properties style:font-name="Courier New" officeooo:rsid="00001024"/>
    </style:style>
    <style:style style:name="T3" style:family="text">
      <style:text-properties officeooo:rsid="00012f38"/>
    </style:style>
    <style:style style:name="T4" style:family="text">
      <style:text-properties officeooo:rsid="000133bb"/>
    </style:style>
    <style:style style:name="T5" style:family="text">
      <style:text-properties officeooo:rsid="000327a8"/>
    </style:style>
    <style:style style:name="T6" style:family="text">
      <style:text-properties officeooo:rsid="00042c97"/>
    </style:style>
    <style:style style:name="T7" style:family="text">
      <style:text-properties officeooo:rsid="0004a4b6"/>
    </style:style>
    <style:style style:name="T8" style:family="text">
      <style:text-properties officeooo:rsid="0004b45e"/>
    </style:style>
    <style:style style:name="T9" style:family="text">
      <style:text-properties officeooo:rsid="00052c71"/>
    </style:style>
    <style:style style:name="T10" style:family="text">
      <style:text-properties style:text-line-through-style="none" style:text-line-through-type="none" style:font-name="Courier New" fo:font-style="normal" officeooo:rsid="00052c71" fo:background-color="transparent" loext:char-shading-value="0" style:font-style-asian="normal" style:font-style-complex="normal"/>
    </style:style>
    <style:style style:name="T11" style:family="text">
      <style:text-properties style:text-line-through-style="none" style:text-line-through-type="none" style:font-name="Courier New" fo:font-style="normal" officeooo:rsid="00072bd2" fo:background-color="transparent" loext:char-shading-value="0" style:font-style-asian="normal" style:font-style-complex="normal"/>
    </style:style>
    <style:style style:name="T12" style:family="text">
      <style:text-properties style:text-line-through-style="none" style:text-line-through-type="none" style:font-name="Courier New" fo:font-style="normal" officeooo:rsid="000790bb" fo:background-color="transparent" loext:char-shading-value="0" style:font-style-asian="normal" style:font-style-complex="normal"/>
    </style:style>
    <style:style style:name="T13" style:family="text">
      <style:text-properties style:text-line-through-style="none" style:text-line-through-type="none" style:font-name="Courier New" fo:font-style="normal" officeooo:rsid="0007f51d" fo:background-color="transparent" loext:char-shading-value="0" style:font-style-asian="normal" style:font-style-complex="normal"/>
    </style:style>
    <style:style style:name="T14" style:family="text">
      <style:text-properties style:text-line-through-style="none" style:text-line-through-type="none" style:font-name="Courier New" fo:font-style="normal" officeooo:rsid="00091e8f" fo:background-color="transparent" loext:char-shading-value="0" style:font-style-asian="normal" style:font-style-complex="normal"/>
    </style:style>
    <style:style style:name="T15" style:family="text">
      <style:text-properties style:text-line-through-style="none" style:text-line-through-type="none" style:font-name="Courier New" fo:font-style="normal" officeooo:rsid="000966ac" fo:background-color="transparent" loext:char-shading-value="0" style:font-style-asian="normal" style:font-style-complex="normal"/>
    </style:style>
    <style:style style:name="T16" style:family="text">
      <style:text-properties style:text-line-through-style="none" style:text-line-through-type="none" style:font-name="Courier New" fo:font-style="normal" officeooo:rsid="000a6b46" fo:background-color="transparent" loext:char-shading-value="0" style:font-style-asian="normal" style:font-style-complex="normal"/>
    </style:style>
    <style:style style:name="T17" style:family="text">
      <style:text-properties style:text-line-through-style="solid" style:text-line-through-type="single" style:font-name="Courier New" fo:font-style="normal" officeooo:rsid="0007f51d" fo:background-color="transparent"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Year: 2012-ish</text:span></text:p>
      <text:p text:style-name="P2"/>
      <text:p text:style-name="P2">This was intended to be a lay out for the book rewrite.</text:p>
      <text:p text:style-name="P9">INTRO</text:p>
      <text:p text:style-name="P3"><text:tab/>My life hasn’t been the best. I could complain but it wouldn’t change my situation. I’m currently living in the woods in a small shack that I built. I’m rarely visited. Listen to me ramble on. “Hello, I’m Lèla Null and this is my life.”</text:p>
      <text:p text:style-name="P4"/>
      <text:p text:style-name="P5">To be revised.</text:p>
      <text:p text:style-name="P6"/>
      <text:p text:style-name="P6"><text:tab/>This is Special Agent Lèla null and this is the story of my life.</text:p>
      <text:p text:style-name="P10">CHAPTER 0</text:p>
      <text:p text:style-name="P6"><text:tab/>I’ll start by telling how my parents met. When I was 15 I read the reports of how I came into existence.</text:p>
      <text:p text:style-name="P6"><text:tab/>My mother was Kiyuki Kishimoto. She was abandoned at a United States International Airport when she was 19. Her and her family were visiting the hospital she was born. Yes my mother was born in America. She was left behind for unknown reasons, however the fast remains. Within a few weeks she became a fashion model for some Japanese Magazine. She was doing great for a few years. Then the had an offstage accident. While walking home from buying groceries when she tripped over a curb and cracked her shin. The manager of the studio fired her on suspicion of drugs. From there she soon became evicted.</text:p>
      <text:p text:style-name="P6"><text:tab/><text:span text:style-name="T3">As for my father, he sent by the name of Chuck Slayer. He dropped out of high school when he was 17 and decided to join in a local gang. </text:span><text:span text:style-name="T4">Together</text:span><text:span text:style-name="T3"> the gang did break ins and drug deals. A couple years went by with nobody catching his small town gang.</text:span></text:p>
      <text:p text:style-name="P6"><text:tab/><text:span text:style-name="T3">One night in a dark back ally Chuck came alone to make a drug deal with some new buyers. They seemed honest when he talked to them over the phone earlier that day so he decided he could handle it alone.</text:span></text:p>
      <text:p text:style-name="P6"><text:tab/>“<text:span text:style-name="T3">Alright, this it the product you ordered.” Chuck announces holding up a bag with white powder in it.</text:span></text:p>
      <text:p text:style-name="P6"><text:tab/>“<text:span text:style-name="T3">Bring it over here, let’s see it.” the other man replies. The woman remained in the cars driver seat.</text:span></text:p>
      <text:p text:style-name="P6"><text:tab/>“<text:span text:style-name="T3">Who is she?” </text:span><text:span text:style-name="T5">demands Chuck.</text:span></text:p>
      <text:p text:style-name="P6"><text:tab/>“<text:span text:style-name="T5">My wife.”</text:span></text:p>
      <text:p text:style-name="P6"><text:tab/><text:span text:style-name="T5">Chuck thinks for a minute and then nods handing the man the bag, “Alright...” but before he could finish he was hit in the jaw. The buyer got into his car, product in hand and spun off with his wife. Chuck had just lost the drugs and the money. He started walking out of the alley when he noticed a young looking woman waling past. He sneaks up behind her and pulls her into the dark alley. He slams her against the building.</text:span></text:p>
      <text:p text:style-name="P6"><text:tab/><text:span text:style-name="T5">For a moment he looks at her sobbing face, “My drug deal just went bad, that’s unfortunate for you.” He throws her down and kicks her in the sides, “What’s your name?” he demands. Through struggled breaths she manages, “Miyuki.”</text:span></text:p>
      <text:p text:style-name="P6"><text:tab/>“<text:span text:style-name="T5">Miyuki.” he repeats. “What kind of a lame ass name is that?” he continues walking over to her, “Tonight is a bad night to be you.”</text:span></text:p>
      <text:p text:style-name="P6"><text:tab/>“<text:span text:style-name="T6">Please don’t hurt me.” she pleads.</text:span></text:p>
      <text:p text:style-name="P6"><text:tab/>“<text:span text:style-name="T6">That all depends on you.” he says stopping in front of her, he gets down and lifts her head, and for the first time he can see her face, she has big bright blue eyes and a small round face with dark hair. But his face still remains in the shadows except an outline for red hair. “Take off your clothes.” </text:span><text:span text:style-name="T7">he demands. Fear fills her as she slowly starts to unbutton her shirt. He pulls out a knife and cuts </text:span><text:soft-page-break/><text:span text:style-name="T7">her skirt off. She lets out a scream. “Shut up!” he yells </text:span><text:span text:style-name="T8">hitting her in the back of head while the handle of the knife. Dazed she stops struggling and he cuts her panties off. He then unzips his pants and rapes her.</text:span></text:p>
      <text:p text:style-name="P6"><text:tab/><text:span text:style-name="T8">She takes advantage of the pregnancy and gets into a shelter for pregnant women.</text:span></text:p>
      <text:p text:style-name="P6"><text:tab/><text:span text:style-name="T8">Chuck gets murdered by his boss for losing the money in the drug deal.</text:span></text:p>
      <text:p text:style-name="P6"><text:tab/><text:span text:style-name="T8">I was born prematurely at only 7 months and 2 weeks. </text:span><text:span text:style-name="T9">I was one of the smallest to be born in Britt Regional Hospital. My mother, Miyuki died after giving birth.</text:span></text:p>
      <text:p text:style-name="P6"><text:tab/><text:span text:style-name="T9">That’s all I know about my parents.</text:span></text:p>
      <text:p text:style-name="P11">CHAPTER 1</text:p>
      <text:p text:style-name="P8"><text:span text:style-name="T10">Another </text:span><text:span text:style-name="T11">reports</text:span><text:span text:style-name="T10"> tells me of my time in the orphanage. I was a happy child with my mother’s look and my father’s fearlessness. The only physical trait I get from my father was his hair color. It’s said that the chances of having red hair and blue eyes was impossible. That made me feel very special. I often </text:span><text:span text:style-name="T11">imagined that I would be important one day. As does every kid. But for me, it went to my head more than most. My snow white flawless skin was still a bit of a mystery though. My first day of school was very remember able for me. I was a little anxious the night before so I didn’t sleep well.</text:span></text:p>
      <text:p text:style-name="P8"><text:span text:style-name="T11"><text:tab/>“Wake up Lèla.” The caretaker Nancy Mitts said poking her head in the room. I reluctantly </text:span><text:span text:style-name="T12">stirred.</text:span><text:span text:style-name="T11"> I was only 5 years old, ready to </text:span><text:span text:style-name="T12">to start school. She came in and layer a school uniform on the dresser. I pushed off the blanket and sat up. I rubbed my eyes for a moment before realizing what had been said. I had a fascination with learning; I loved it! My eyes landed on the uniform and excitement filled me. I jumped up and ran over to the dresser. I lifted up the shirt with stars in my eyes. Nancy came back in quietly and asked, “Are you ready for school?”</text:span></text:p>
      <text:p text:style-name="P8"><text:span text:style-name="T12"><text:tab/>I was too excited to </text:span><text:span text:style-name="T13">even talk so I just hugged her.</text:span></text:p>
      <text:p text:style-name="P8"><text:span text:style-name="T13"><text:tab/></text:span><text:span text:style-name="T17">We</text:span><text:span text:style-name="T13"> I did my best to put on my uniform by myself but in the end Nancy had to help me. My uniform was red with a golden trim representing a Cardinal, the Elementary mascot. The uniform was almost a cliché of all those uniforms that are in anime. Long socks, pleated skirt, and a banana. My excitement ran </text:span><text:span text:style-name="T14">through me uncontrollably as we drove to the school. As we got out of the car, I decided that day would be the happiest day of my life. That wasn’t the case, but an admirable thought for a child. </text:span></text:p>
      <text:p text:style-name="P8"><text:span text:style-name="T14"><text:tab/>The rest of the day was </text:span><text:span text:style-name="T15">to my disappointment, boring.</text:span></text:p>
      <text:p text:style-name="P8"><text:span text:style-name="T15"><text:tab/>Even though the days were boring I still looked forward to going to school everyday. Even on days that I was sick I attempted to go to school.</text:span></text:p>
      <text:p text:style-name="P8"><text:span text:style-name="T15"><text:tab/>Everyone knows about chicken pox. Well I got them too. Except I wanted to go to school still.</text:span></text:p>
      <text:p text:style-name="P8"><text:span text:style-name="T15"><text:tab/>“Lèla, I’m sorry honey but you can’t go to school today.” Nancy began to explain to me. That hurt me in the same way it would telling a teenager that they couldn’t use the car. On the weekend. Fat tears began to fill my eyes. At the age of 7, all of my knowledge and imagination could not have prepared me for whatever she said next. “Would you like for me to go to the school and bring your lesson here?” Nancy offered. To me it sounded much more like, “Is it okay if I bring your favorite pet back to life?” My tears retreated and my usual smile returned slowly </text:span><text:span text:style-name="T16">as I questioned, “Can I really do that?”</text:span></text:p>
      <text:p text:style-name="P8"><text:span text:style-name="T16"><text:tab/>“Oh course sweetie, I should be able to get it for you after lunch. If that okay?”</text:span></text:p>
      <text:p text:style-name="P8"><text:span text:style-name="T16"><text:tab/>I nodded and hugged her. I went ahead and wore my uniform all day.</text:span></text:p>
      <text:p text:style-name="P8"><text:soft-page-break/><text:span text:style-name="T16"><text:tab/>For the next couple days Nancy continued the process. Then the day came for me to go back, for some reason, I no longer wanted to go to school. I liked the idea of learning at the orphanage better. After telling Nancy she suggested me being home schooled. There were a few other kids at the orphanage doing this but none were under Nancy’s care. I would be Nancy’s first. This made me excit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001024"/>
    </style:style>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age </text:span><text:span text:style-name="MT1"><text:page-number text:select-page="current" text:page-adjust="-1">5</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3-28T20:16:35.406000000</dc:date>
    <meta:editing-duration>PT7M29S</meta:editing-duration>
    <meta:editing-cycles>3</meta:editing-cycles>
    <meta:document-statistic meta:table-count="0" meta:image-count="0" meta:object-count="0" meta:page-count="6" meta:paragraph-count="37" meta:word-count="1311" meta:character-count="6771" meta:non-whitespace-character-count="5467"/>
  </office:meta>
</office:document-meta>
</file>